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1" style:family="graphic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2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10.922cm" svg:y="7.9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8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10.922cm" svg:y="7.92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10.922cm" svg:y="6.65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8.85cm" svg:height="6.096cm" svg:x="1.52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7" draw:text-style-name="P10" draw:layer="layout" svg:width="1.778cm" svg:height="1.062cm" svg:x="13.716cm" svg:y="6.65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286cm" svg:height="1.062cm" svg:x="18.034cm" svg:y="6.604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6.398cm" svg:y="8.936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8" draw:text-style-name="P27" draw:layer="layout" svg:width="1.28cm" svg:height="0.806cm" svg:x="18.034cm" svg:y="8.936cm">
          <draw:text-box>
            <text:p text:style-name="P27"><text:span text:style-name="T15">Sor</text:span></text:p>
          </draw:text-box>
        </draw:frame>
        <draw:line draw:style-name="gr69" draw:text-style-name="P1" draw:layer="layout" svg:x1="15.748cm" svg:y1="7.158cm" svg:x2="17.78cm" svg:y2="7.204cm">
          <text:p/>
        </draw:line>
        <draw:polygon draw:style-name="gr63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8" draw:text-style-name="P27" draw:layer="layout" svg:width="1.28cm" svg:height="0.806cm" svg:x="12.69cm" svg:y="8.936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002cm" svg:x="10.868cm" svg:y="8.49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9.452cm" svg:height="1.016cm" svg:x="10.8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0.97cm" svg:x="15.748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6.002cm" svg:y="10.64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6.344cm 10.882cm)" svg:viewBox="0 0 1184 1270" draw:points="1184,0 355,0 0,635 355,1270 1184,1270">
          <text:p/>
        </draw:polygon>
        <draw:frame draw:style-name="gr28" draw:text-style-name="P11" draw:layer="layout" svg:width="9.452cm" svg:height="0.848cm" svg:x="10.868cm" svg:y="11.81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10.868cm" svg:y="8.49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0.973cm" svg:x="10.868cm" svg:y="7.333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7.834cm" svg:height="5.476cm" svg:x="2.486cm" svg:y="7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56cm" svg:height="0.97cm" svg:x="11.376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11.376cm" svg:y="10.64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6.344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6.344cm 10.44cm)" svg:viewBox="0 0 930 1270" draw:points="930,0 279,0 0,635 279,1270 930,1270">
          <text:p/>
        </draw:polygon>
        <draw:custom-shape draw:style-name="gr70" draw:text-style-name="P10" draw:layer="Layout" svg:width="1.778cm" svg:height="0.973cm" svg:x="13.662cm" svg:y="7.333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286cm" svg:height="0.973cm" svg:x="17.98cm" svg:y="7.29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6.344cm" svg:y="9.51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7.98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7.98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7.98cm 10.44cm)" svg:viewBox="0 0 930 1270" draw:points="930,0 279,0 0,635 279,1270 930,1270">
          <text:p/>
        </draw:polygon>
        <draw:frame draw:style-name="gr28" draw:text-style-name="P27" draw:layer="layout" svg:width="1.28cm" svg:height="0.806cm" svg:x="17.98cm" svg:y="9.51cm">
          <draw:text-box>
            <text:p text:style-name="P27"><text:span text:style-name="T15">Sor</text:span></text:p>
          </draw:text-box>
        </draw:frame>
        <draw:line draw:style-name="gr69" draw:text-style-name="P1" draw:layer="layout" svg:x1="15.694cm" svg:y1="7.752cm" svg:x2="17.726cm" svg:y2="7.798cm">
          <text:p/>
        </draw:line>
        <draw:polygon draw:style-name="gr63" draw:text-style-name="P1" draw:layer="layout" svg:width="1.183cm" svg:height="1.269cm" draw:transform="rotate (1.5707963267949) translate (12.636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36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2.636cm 10.44cm)" svg:viewBox="0 0 930 1270" draw:points="930,0 279,0 0,635 279,1270 930,1270">
          <text:p/>
        </draw:polygon>
        <draw:frame draw:style-name="gr28" draw:text-style-name="P27" draw:layer="layout" svg:width="1.28cm" svg:height="0.806cm" svg:x="12.636cm" svg:y="9.51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72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4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79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9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0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1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6" draw:text-style-name="P1" draw:layer="layout" svg:x1="9.05cm" svg:y1="11.43cm" svg:x2="9.304cm" svg:y2="12.446cm">
          <text:p/>
        </draw:line>
        <draw:frame draw:style-name="gr73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6" draw:text-style-name="P1" draw:layer="layout" svg:x1="14.384cm" svg:y1="11.684cm" svg:x2="13.006cm" svg:y2="12.4cm">
          <text:p/>
        </draw:line>
        <draw:frame draw:style-name="gr73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3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18.394cm" svg:y1="11.176cm" svg:x2="18.902cm" svg:y2="12.446cm">
          <text:p/>
        </draw:line>
        <draw:line draw:style-name="gr76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3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32:15.858120300</dc:date>
    <meta:editing-duration>P1DT4H50M34S</meta:editing-duration>
    <meta:editing-cycles>555</meta:editing-cycles>
    <meta:generator>LibreOffice/4.2.8.2$Linux_X86_64 LibreOffice_project/420m0$Build-2</meta:generator>
    <meta:document-statistic meta:object-count="403"/>
  </office:meta>
</office:document-meta>
</file>